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/>
    </style:style>
    <style:style style:name="T6" style:family="text">
      <style:text-properties style:font-name="Ubuntu Mono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language="de" fo:country="D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 Mono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„Generally we are observing a convergence of programming languages. Good features make it, other disappear. But Java is different, it is bound forever to be backward compatible. That is a strength but also slows down evolution.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n</text:span>-Tupel sind eine geordnete Zusammenfassung von <text:line-break/><text:span text:style-name="T3">n</text:span> Objekten </text:p>
              </text:list-item>
              <text:list-item>
                <text:p><text:span text:style-name="T4">Die </text:span><text:span text:style-name="T5">3-Tupel</text:span><text:span text:style-name="T6"> (1, "one", true)</text:span> und <text:span text:style-name="T6">(2, "two", false)</text:span> <text:line-break/>sind Elemente des Wertebereichs <text:line-break/><text:span text:style-name="T6">Integer x String x Boolean</text:span></text:p>
              </text:list-item>
              <text:list-item>
                <text:p><text:span text:style-name="T4">Tupel sind u.a. das natürliche Ergebnis von Funktionen mit mehren Ergebniswerten, z.B.:</text:span><text:span text:style-name="T4"><text:line-break/></text:span><text:span text:style-name="T7">f: Error → </text:span><text:span text:style-name="T6">EmailAddress x Messag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8">diverse Methoden </text:span><text:span text:style-name="T9">»</text:span><text:span text:style-name="T6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"entweder oder"-Rückgabetyp </text:p>
              </text:list-item>
              <text:list-item>
                <text:p><text:span text:style-name="T10">Praktische Alternative zu checked exceptions und GOTO-artigen Exception-gesteuerten Programmabläufen </text:span></text:p>
              </text:list-item>
              <text:list-item>
                <text:p><text:span text:style-name="T11">Konvention: </text:span><text:span text:style-name="T7">Either&lt;ErrorType, </text:span><text:span text:style-name="T6">ResultType&gt;</text:span></text:p>
              </text:list-item>
            </text:list>
            <text:list text:style-name="L3">
              <text:list-item>
                <text:p><text:span text:style-name="T12">EitherRetur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rennung des Fangens und Behandelns von Exceptions</text:p>
              </text:list-item>
              <text:list-item>
                <text:p><text:span text:style-name="T7">Try.</text:span><text:span text:style-name="T6">&lt;ReturnType&gt;of(() → ...) </text:span></text:p>
                <text:list>
                  <text:list-item>
                    <text:p>keine Exception =&gt; <text:span text:style-name="T6">Success</text:span> mit Rückgabewert</text:p>
                  </text:list-item>
                  <text:list-item>
                    <text:p><text:span text:style-name="T8">Exception =&gt; </text:span><text:span text:style-name="T13">Failure</text:span><text:span text:style-name="T8"> mit Throwable</text:span></text:p>
                  </text:list-item>
                </text:list>
              </text:list-item>
              <text:list-item>
                <text:p><text:span text:style-name="T8">Monadisches Verhalten a la Optional</text:span></text:p>
              </text:list-item>
              <text:list-item>
                <text:p><text:span text:style-name="T8">Chaining ohne Behandeln möglich!</text:span></text:p>
              </text:list-item>
            </text:list>
            <text:list text:style-name="L4">
              <text:list-item>
                <text:p><text:span text:style-name="T13">ExceptionHandlingTry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azy Evalua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wertung bei Bedarf</text:p>
              </text:list-item>
              <text:list-item>
                <text:p>Lazy = Supplier mit Speicherfunktion</text:p>
              </text:list-item>
              <text:list-item>
                <text:p>Ermöglicht "unendliche" Streams</text:p>
              </text:list-item>
            </text:list>
            <text:list text:style-name="L3">
              <text:list-item>
                <text:p><text:span text:style-name="T6">LazyEvaluati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>Rekursive Listenoperationen basierend auf Head und Tail mit Java Collections sind ineffizient</text:p>
                  </text:list-item>
                  <text:list-item>
                    <text:p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6">ListComparison.java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rbeiten mit </text:span><text:span text:style-name="T1">Queues </text:span><text:span text:style-name="T10">basiert üblicherweise auf Mutation</text:span></text:p>
              </text:list-item>
              <text:list-item>
                <text:p><text:span text:style-name="T14">VAVR bietet ein funktionales </text:span><text:span text:style-name="T1">Queuing-Konzept</text:span></text:p>
              </text:list-item>
            </text:list>
            <text:list text:style-name="L3">
              <text:list-item>
                <text:p><text:span text:style-name="T12">QueueJava.java, </text:span><text:span text:style-name="T15">QueueVavr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04T12:31:24.880843548</dc:date>
    <meta:editing-duration>PT6H32M53S</meta:editing-duration>
    <meta:editing-cycles>29</meta:editing-cycles>
    <meta:generator>LibreOffice/6.0.7.3$Linux_X86_64 LibreOffice_project/00m0$Build-3</meta:generator>
    <meta:document-statistic meta:object-count="69"/>
  </office:meta>
</office:document-meta>
</file>